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1aa" officeooo:paragraph-rsid="001e21aa"/>
    </style:style>
    <style:style style:name="P2" style:family="paragraph" style:parent-style-name="Standard" style:list-style-name="L1">
      <style:text-properties officeooo:rsid="001e21aa" officeooo:paragraph-rsid="001e21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mand line for debloating</text:p>
      <text:list xml:id="list3275331297" text:style-name="L1">
        <text:list-item>
          <text:p text:style-name="P2">sudo apt-get remove nu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7:58:01.555212904</meta:creation-date>
    <dc:date>2019-12-04T17:58:52.250014516</dc:date>
    <meta:editing-duration>PT51S</meta:editing-duration>
    <meta:editing-cycles>1</meta:editing-cycles>
    <meta:document-statistic meta:table-count="0" meta:image-count="0" meta:object-count="0" meta:page-count="1" meta:paragraph-count="2" meta:word-count="9" meta:character-count="52" meta:non-whitespace-character-count="46"/>
    <meta:generator>LibreOffice/6.0.7.3$Linux_X86_64 LibreOffice_project/00m0$Build-3</meta:generator>
  </office:meta>
</office:document-meta>
</file>